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style:font-name="Liberation Serif" fo:font-size="18pt" style:font-size-asian="18pt" style:font-size-complex="18pt"/>
    </style:style>
    <style:style style:name="P3" style:family="paragraph" style:parent-style-name="Text_20_body">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4" style:family="paragraph" style:parent-style-name="Text_20_body">
      <style:paragraph-properties fo:text-align="start" style:justify-single-word="false"/>
      <style:text-properties style:font-name="Liberation Serif" fo:font-size="12pt" style:font-size-asian="12pt" style:font-size-complex="12pt"/>
    </style:style>
    <style:style style:name="P5" style:family="paragraph" style:parent-style-name="Text_20_body">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Text_20_body">
      <style:paragraph-properties fo:text-align="start" style:justify-single-word="false"/>
      <style:text-properties style:font-name="Liberation Serif"/>
    </style:style>
    <style:style style:name="P8" style:family="paragraph" style:parent-style-name="Standard">
      <style:text-properties style:font-name="Liberation Serif"/>
    </style:style>
    <style:style style:name="P9" style:family="paragraph" style:parent-style-name="Standard">
      <style:text-properties style:font-name="Liberation Serif" fo:font-size="14pt" fo:font-weight="bold" style:font-size-asian="14pt" style:font-weight-asian="bold" style:font-size-complex="14pt" style:font-weight-complex="bold"/>
    </style:style>
    <style:style style:name="P10" style:family="paragraph" style:parent-style-name="Standard">
      <style:text-properties style:font-name="Liberation Serif" fo:font-size="12pt" fo:font-weight="normal" style:font-size-asian="12pt" style:font-weight-asian="normal" style:font-size-complex="12pt" style:font-weight-complex="normal"/>
    </style:style>
    <style:style style:name="P11" style:family="paragraph" style:parent-style-name="Standard">
      <style:text-properties fo:color="#eb613d" style:font-name="Liberation Serif" fo:font-size="12pt" fo:font-weight="normal" style:font-size-asian="12pt" style:font-weight-asian="normal" style:font-size-complex="12pt" style:font-weight-complex="normal"/>
    </style:style>
    <style:style style:name="P12" style:family="paragraph" style:parent-style-name="Preformatted_20_Text">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3" style:family="paragraph" style:parent-style-name="Heading_20_3">
      <style:paragraph-properties fo:text-align="center" style:justify-single-word="false"/>
      <style:text-properties style:font-name="Liberation Serif" fo:font-size="18pt" style:font-size-asian="18pt" style:font-size-complex="18pt"/>
    </style:style>
    <style:style style:name="P14" style:family="paragraph" style:parent-style-name="Text_20_body">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Liberation Serif" fo:font-size="12pt" style:font-size-asian="12pt" style:font-size-complex="12pt"/>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style:font-name="Liberation Serif"/>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color="#eb6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 text:name="section-102.3"/>102.3 Manage shared libraries </text:h>
      <text:p text:style-name="P2"/>
      <text:p text:style-name="P3">Determine the shared libraries that executable programs depend on, and install them when necessary. Tasks include identifying shared libraries, knowing the typical locations of system libraries, and loading shared libraries.</text:p>
      <text:p text:style-name="P4"/>
      <text:p text:style-name="P4">A library is a file containing compiled code. It's made to easy programmer's life.<text:line-break/>Static library = set a object files (.o), a library has the .a extension and is created thanks to the “ar” command. A library is comparable to Windows DLLs.<text:line-break/></text:p>
      <text:p text:style-name="P4">Static = loaded in the programme already/linked (.a extension), often used if a programme has odd, out of date, or exotic library to include (thats users wont easily find)</text:p>
      <text:p text:style-name="P4">shared = loaded at startup (.so extension or .so.versionNumber)</text:p>
      <text:p text:style-name="P4"/>
      <text:p text:style-name="P4">ELF <text:s/>= Executable and Linking Format that can be read by nearly all the Linux distributions nowadays. a.out (Assembler Output) was an older file format in UNIX systems</text:p>
      <text:p text:style-name="P4">readelf command will display info about ELF format files</text:p>
      <text:p text:style-name="P4"/>
      <text:p text:style-name="P4">Statically linked programs : contains all of the library that they need, all linked into the executable.</text:p>
      <text:p text:style-name="P4">They are complete programs that do not require external dependencies to run.</text:p>
      <text:p text:style-name="P4">They work without installing any prerequisites.</text:p>
      <text:p text:style-name="P4"/>
      <text:p text:style-name="P4">Dynamically linked programs : they are smaller programs that are incomplete and need external shared libraries to run. Using dynamic linking is better for memory as multiple programs can use the same library instead of using copies. That's the reason why most of the programs nowadays use dynamic linking.</text:p>
      <text:p text:style-name="P4"/>
      <text:p text:style-name="P4">ln : make link between files</text:p>
      <text:p text:style-name="P4">sln = static version of ln<text:line-break/>where ln is much smaller in size</text:p>
      <text:p text:style-name="P4"/>
      <text:p text:style-name="P4">.so extension means = shared objects / dynamic libraries</text:p>
      <text:p text:style-name="P4">libraries can be compared to Windows DLL's files<text:line-break/></text:p>
      <text:p text:style-name="P6">ldd</text:p>
      <text:p text:style-name="P5">displays if an executable is dynamic or static, and if dynamic, then shows all of the shared libraries that it relies on. The displayed shared libraries will depend on the system's architecture, /lib, /lib32 for 32bits and /lib64 for 64 bits.<text:line-break/>Displays a programme's shared libraries dependencies<text:line-break/>Example : ldd /bin/ls<text:line-break/><text:soft-page-break/>-v : more info<text:span text:style-name="T3"><text:line-break/></text:span></text:p>
      <text:p text:style-name="P6">/etc/ld.so.conf</text:p>
      <text:p text:style-name="P6"><text:span text:style-name="T1">configuration file for dynamic loading ldd<text:line-break/>this file lists directories in which the system may find libraries<text:line-break/>directories /lib and /usr/lib are not listed in this file but are always seeked as well</text:span><text:line-break/></text:p>
      <text:p text:style-name="P6">ldconfig</text:p>
      <text:p text:style-name="P5">creates the necessary links and cache to recently used shared libraries in /etc/ld.so.cache<text:line-break/>ldconfig -p to display the content of ld.so.cache<text:line-break/>This file doesnt need to be loaded when a library path is manually added to /etc/ld.so.conf<text:line-break/>but, if a symbolic link such as :<text:line-break/>ln -s biglib.so.5.2 biglib.so.5 <text:line-break/></text:p>
      <text:p text:style-name="P5">-v : summarizes what it does (about caching libraries for example)</text:p>
      <text:p text:style-name="P5">-N : dont rebuild the cache<text:line-break/></text:p>
      <text:p text:style-name="P5"/>
      <text:p text:style-name="P6">LD_LIBRARY_PATH</text:p>
      <text:p text:style-name="P5">export PATH = search path for executables</text:p>
      <text:p text:style-name="P12">export LD_LIBRARY_PATH=/usr/lib/oldstuff:/opt/IBM/AgentController/lib<text:line-break/>unset LD_LIBRARY_PATH to erase<text:line-break/><text:line-break/>for directories containing shared libraries before the system ones <text:s/>specified ld.so.cache<text:line-break/>This environment variable defines temporarily additional locations to seek for libraries.</text:p>
      <text:p text:style-name="P6"/>
      <text:p text:style-name="P6">Objectives :</text:p>
      <text:p text:style-name="P4"/>
      <text:p text:style-name="P4">Identify shared libraries. </text:p>
      <text:p text:style-name="P7">Identify the typical locations of system libraries. </text:p>
      <text:p text:style-name="P7">Load shared libraries. </text:p>
      <text:p text:style-name="P7"/>
      <text:p text:style-name="P6">Sources :</text:p>
      <text:p text:style-name="P7"/>
      <text:p text:style-name="P1"><text:span text:style-name="T2">Big resource for shared libraries : </text:span><text:a xlink:type="simple" xlink:href="http://tldp.org/HOWTO/Program-Library-HOWTO/index.html"><text:span text:style-name="T2">http://tldp.org/HOWTO/Program-Library-HOWTO/index.html</text:span></text:a></text:p>
      <text:p text:style-name="P1"><text:span text:style-name="T2">ELF : </text:span><text:a xlink:type="simple" xlink:href="http://www.linuxjournal.com/article/1059"><text:span text:style-name="T2">http://www.linuxjournal.com/article/1059</text:span></text:a></text:p>
      <text:p text:style-name="P7">ELF : http://www.skyfree.org/linux/references/ELF_Format.pdf</text:p>
      <text:p text:style-name="Standard"><text:span text:style-name="T2">ELF format : </text:span><text:a xlink:type="simple" xlink:href="http://en.wikipedia.org/wiki/Executable_and_Linkable_Format"><text:span text:style-name="T2">http://en.wikipedia.org/wiki/Executable_and_Linkable_Format</text:span></text:a></text:p>
      <text:p text:style-name="P8"/>
      <text:p text:style-name="Standard"><text:span text:style-name="T2">A.out : </text:span><text:a xlink:type="simple" xlink:href="http://en.wikipedia.org/wiki/A.out"><text:span text:style-name="T2">http://en.wikipedia.org/wiki/A.out</text:span></text:a><text:span text:style-name="T2"><text:line-break/>Comparison of executables file formats : </text:span><text:a xlink:type="simple" xlink:href="http://en.wikipedia.org/wiki/Comparison_of_executable_file_formats"><text:span text:style-name="T2">http://en.wikipedia.org/wiki/Comparison_of_executable_file_formats</text:span></text:a></text:p>
      <text:p text:style-name="P8"><text:soft-page-break/></text:p>
      <text:p text:style-name="P9">Questions</text:p>
      <text:p text:style-name="P9"/>
      <text:p text:style-name="P10">1. What is the preferred method of adding a directory to the library path for all users? </text:p>
      <text:p text:style-name="P10">A. Modify the LD_LIBRARY_PATH environment variable in a global shell script. </text:p>
      <text:p text:style-name="P10">B. <text:span text:style-name="T4">Add the directory to the /etc/ld.so.conf file, and then type ldconfig. </text:span></text:p>
      <text:p text:style-name="P10">C. Type ldconfig /new/dir, where /new/dir is the directory you want to add. </text:p>
      <text:p text:style-name="P10">D. Create a symbolic link from that directory to one that’s already on the library path. </text:p>
      <text:p text:style-name="P10">E. Type ldd /new/dir, where /new/dir is the directory you want to add. <text:line-break/><text:line-break/>2. You prefer the look of GTK+ widgets to Qt widgets, so you want to substitute the </text:p>
      <text:p text:style-name="P10">GTK+ libraries for the Qt libraries on your system. How would you do this? </text:p>
      <text:p text:style-name="P10">A. You must type ldconfig --makesubs=qt,gtk. This command substitutes the </text:p>
      <text:p text:style-name="P10">GTK+ libraries for the Qt libraries at load time. </text:p>
      <text:p text:style-name="P10">B. You must uninstall the Qt library packages and re-install the GTK+ packages with the </text:p>
      <text:p text:style-name="P10"><text:s text:c="2"/>--substitute=qt option to rpm or the --replace=qt option to dpkg. </text:p>
      <text:p text:style-name="P10">C. You must note the filenames of the Qt libraries, uninstall the packages, and create </text:p>
      <text:p text:style-name="P10"><text:s text:c="2"/>symbolic links from the Qt libraries to the GTK+ libraries. </text:p>
      <text:p text:style-name="P10">D. <text:span text:style-name="T4">You can’t easily do this; libraries can’t be arbitrarily exchanged for one another. You </text:span></text:p>
      <text:p text:style-name="P11"><text:s text:c="6"/>would need to rewrite all the Qt-using programs to use GTK+. </text:p>
      <text:p text:style-name="P10">E. You must reboot the computer and pass the subst=qt,gtk option to the kernel. This </text:p>
      <text:p text:style-name="P10"><text:s text:c="2"/>causes the kernel to make the appropriate substitu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20T22:35:06</meta:creation-date>
    <dc:date>2014-09-08T15:07:20</dc:date>
    <dc:creator>David </dc:creator>
    <meta:editing-duration>P2DT40M38S</meta:editing-duration>
    <meta:editing-cycles>95</meta:editing-cycles>
    <meta:generator>LibreOffice/3.5$Linux_X86_64 LibreOffice_project/350m1$Build-2</meta:generator>
    <meta:document-statistic meta:table-count="0" meta:image-count="0" meta:object-count="0" meta:page-count="3" meta:paragraph-count="54" meta:word-count="744" meta:character-count="4882" meta:non-whitespace-character-count="4150"/>
  </office:meta>
</office:document-meta>
</file>